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002cm" fo:margin-left="0cm" table:align="left" style:may-break-between-rows="true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/>
    </style:style>
    <style:style style:name="Table1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1.2" style:family="table-row">
      <style:table-row-properties style:min-row-height="1.612cm"/>
    </style:style>
    <style:style style:name="Table1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2" style:family="table">
      <style:table-properties style:width="16.002cm" fo:margin-left="0cm" table:align="left" style:may-break-between-rows="true" style:writing-mode="lr-tb"/>
    </style:style>
    <style:style style:name="Table2.A" style:family="table-column">
      <style:table-column-properties style:column-width="16.002cm"/>
    </style:style>
    <style:style style:name="Table2.1" style:family="table-row">
      <style:table-row-properties style:min-row-height="0.681cm"/>
    </style:style>
    <style:style style:name="Table2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2.2" style:family="table-row">
      <style:table-row-properties style:min-row-height="1.612cm"/>
    </style:style>
    <style:style style:name="Table2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3" style:family="table">
      <style:table-properties style:width="16.002cm" fo:margin-left="0cm" table:align="left" style:may-break-between-rows="true" style:writing-mode="lr-tb"/>
    </style:style>
    <style:style style:name="Table3.A" style:family="table-column">
      <style:table-column-properties style:column-width="16.002cm"/>
    </style:style>
    <style:style style:name="Table3.1" style:family="table-row">
      <style:table-row-properties style:min-row-height="0.681cm"/>
    </style:style>
    <style:style style:name="Table3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3.2" style:family="table-row">
      <style:table-row-properties style:min-row-height="1.612cm"/>
    </style:style>
    <style:style style:name="Table3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4" style:family="table">
      <style:table-properties style:width="16.002cm" fo:margin-left="0cm" table:align="left" style:may-break-between-rows="true" style:writing-mode="lr-tb"/>
    </style:style>
    <style:style style:name="Table4.A" style:family="table-column">
      <style:table-column-properties style:column-width="16.002cm"/>
    </style:style>
    <style:style style:name="Table4.1" style:family="table-row">
      <style:table-row-properties style:min-row-height="0.681cm"/>
    </style:style>
    <style:style style:name="Table4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4.2" style:family="table-row">
      <style:table-row-properties style:min-row-height="1.612cm"/>
    </style:style>
    <style:style style:name="Table4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P1" style:family="paragraph" style:parent-style-name="Standard">
      <style:paragraph-properties fo:margin-left="0.99cm" fo:margin-right="0cm" fo:margin-top="0.423cm" fo:margin-bottom="0cm" loext:contextual-spacing="false" fo:line-height="100%" fo:text-align="justify" style:justify-single-word="false" fo:text-indent="-0.99cm" style:auto-text-indent="false"/>
    </style:style>
    <style:style style:name="P2" style:family="paragraph" style:parent-style-name="Standard">
      <style:paragraph-properties fo:margin-left="0.99cm" fo:margin-right="0cm" fo:margin-top="0.212cm" fo:margin-bottom="0cm" loext:contextual-spacing="false" fo:line-height="100%" fo:text-align="justify" style:justify-single-word="false" fo:text-indent="-0.99cm" style:auto-text-indent="fals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100%" fo:text-align="center" style:justify-single-word="false" fo:text-indent="-0.988cm" style:auto-text-indent="fals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100%" fo:text-align="start" style:justify-single-word="false" fo:text-indent="-0.988cm" style:auto-text-indent="false"/>
    </style:style>
    <style:style style:name="P5" style:family="paragraph" style:parent-style-name="Standard">
      <style:paragraph-properties fo:margin-top="0.212cm" fo:margin-bottom="0cm" loext:contextual-spacing="false" fo:line-height="100%" fo:text-align="start" style:justify-single-word="false"/>
    </style:style>
    <style:style style:name="P6" style:family="paragraph" style:parent-style-name="Standard">
      <style:paragraph-properties fo:margin-left="1.752cm" fo:margin-right="0cm" fo:margin-top="0.141cm" fo:margin-bottom="0cm" loext:contextual-spacing="false" fo:line-height="100%" fo:text-align="center" style:justify-single-word="false" fo:text-indent="-1.752cm" style:auto-text-indent="false"/>
      <style:text-properties style:use-window-font-color="true" style:font-name="Calibri1" fo:font-size="18pt" fo:font-weight="bold" fo:background-color="transparent" style:font-name-asian="Calibri1" style:font-name-complex="Calibri1"/>
    </style:style>
    <style:style style:name="P7" style:family="paragraph" style:parent-style-name="Standard">
      <style:paragraph-properties fo:margin-left="0.99cm" fo:margin-right="0cm" fo:margin-top="0.212cm" fo:margin-bottom="0cm" loext:contextual-spacing="false" fo:line-height="100%" fo:text-align="justify" style:justify-single-word="false" fo:text-indent="-0.99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top="0.212cm" fo:margin-bottom="0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margin-left="0.988cm" fo:margin-right="0cm" fo:margin-top="0.212cm" fo:margin-bottom="0cm" loext:contextual-spacing="false" fo:line-height="100%" fo:text-align="start" style:justify-single-word="false" fo:text-indent="-0.988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left="0.988cm" fo:margin-right="0cm" fo:margin-top="0.212cm" fo:margin-bottom="0cm" loext:contextual-spacing="false" fo:line-height="100%" fo:text-align="justify" style:justify-single-word="false" fo:text-indent="-0.988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left="0.988cm" fo:margin-right="0cm" fo:margin-top="0.212cm" fo:margin-bottom="0cm" loext:contextual-spacing="false" fo:line-height="100%" fo:text-align="justify" style:justify-single-word="false" fo:text-indent="-0.988cm" style:auto-text-indent="false"/>
      <style:text-properties style:use-window-font-color="true" style:font-name="Calibri1" fo:font-size="12pt" fo:font-style="italic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margin-left="0.988cm" fo:margin-right="0cm" fo:margin-top="0.212cm" fo:margin-bottom="0cm" loext:contextual-spacing="false" fo:line-height="100%" fo:text-align="start" style:justify-single-word="false" fo:text-indent="-0.988cm" style:auto-text-indent="false"/>
      <style:text-properties style:use-window-font-color="true" style:font-name="Calibri1" fo:font-size="12pt" fo:font-style="italic" fo:font-weight="bold" fo:background-color="transparent" style:font-name-asian="Calibri1" style:font-name-complex="Calibri1"/>
    </style:style>
    <style:style style:name="P13" style:family="paragraph" style:parent-style-name="Standard">
      <style:paragraph-properties fo:margin-left="0.988cm" fo:margin-right="0cm" fo:margin-top="0.212cm" fo:margin-bottom="0cm" loext:contextual-spacing="false" fo:line-height="100%" fo:text-align="center" style:justify-single-word="false" fo:text-indent="-0.988cm" style:auto-text-indent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2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2pt" fo:font-weight="normal" officeooo:rsid="00100bbf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2pt" fo:font-style="italic" fo:font-weight="bold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2pt" fo:font-style="italic" fo:font-weight="normal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8" style:family="text">
      <style:text-properties style:use-window-font-color="true" style:text-position="super 58%" style:font-name="Calibri1" fo:font-size="14pt" fo:font-weight="bold" fo:background-color="transparent" loext:char-shading-value="0" style:font-name-asian="Calibri1" style:font-name-complex="Calibri1"/>
    </style:style>
    <style:style style:name="T9" style:family="text">
      <style:text-properties officeooo:rsid="00100b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erification document</text:p>
      <text:p text:style-name="P1"><text:span text:style-name="T1">Program or utility to verify:</text:span><text:span text:style-name="T2"> </text:span><text:span text:style-name="T3">rm</text:span></text:p>
      <text:p text:style-name="P2"><text:span text:style-name="T1">Author(s) of the program:</text:span><text:span text:style-name="T2"> Jon Rubio</text:span></text:p>
      <text:p text:style-name="P2"><text:span text:style-name="T1">Author(s) of the verification document:</text:span><text:span text:style-name="T2"> Jon Rubio</text:span></text:p>
      <text:p text:style-name="P2"><text:span text:style-name="T1">Author(s) of the verification:</text:span><text:span text:style-name="T2"> Jon Rubio</text:span>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7">1</text:span><text:span text:style-name="T8">st</text:span><text:span text:style-name="T7">verification case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Objective</text:span><text:span text:style-name="T2">: be able to remove or delete files and directories that are inside the game.</text:span></text:p>
            <text:p text:style-name="P4"><text:span text:style-name="T1">Input</text:span><text:span text:style-name="T2">: rm</text:span></text:p>
            <text:p text:style-name="P5"><text:span text:style-name="T1">Previewed output</text:span><text:span text:style-name="T2">:</text:span></text:p>
            <text:p text:style-name="P8">[file name] deleted</text:p>
            <text:p text:style-name="P4"><text:span text:style-name="T1">Verification output</text:span><text:span text:style-name="T2">: </text:span></text:p>
            <text:p text:style-name="P9">[file name] deleted OR "Error: unable to delete the file"</text:p>
            <text:p text:style-name="P9">You can try if it works doing ls at the same site that you deletethe file or directory.</text:p>
            <text:p text:style-name="P4"><text:span text:style-name="T4">Explanation</text:span><text:span text:style-name="T5">: </text:span></text:p>
            <text:p text:style-name="P9">In that case works well so nothing to explain here.</text:p>
          </table:table-cell>
        </table:table-row>
      </table:table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7">2</text:span><text:span text:style-name="T8">nd</text:span><text:span text:style-name="T7">verification case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1">Objective</text:span><text:span text:style-name="T2">:</text:span></text:p>
            <text:p text:style-name="P4"><text:span text:style-name="T1">Input</text:span><text:span text:style-name="T2">:</text:span></text:p>
            <text:p text:style-name="P5"><text:span text:style-name="T1">Previewed output</text:span><text:span text:style-name="T2">:</text:span></text:p>
            <text:p text:style-name="P8"/>
            <text:p text:style-name="P4"><text:span text:style-name="T1">Verification output</text:span><text:span text:style-name="T2">: </text:span></text:p>
            <text:p text:style-name="P9"/>
            <text:p text:style-name="P4"><text:span text:style-name="T1">Explanation</text:span><text:span text:style-name="T2">: </text:span></text:p>
            <text:p text:style-name="P9"/>
          </table:table-cell>
        </table:table-row>
      </table:table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7">3</text:span><text:span text:style-name="T8">rd</text:span><text:span text:style-name="T7">verification case</text:span></text:p>
          </table:table-cell>
        </table:table-row>
        <table:table-row table:style-name="Table3.2">
          <table:table-cell table:style-name="Table3.A2" office:value-type="string">
            <text:p text:style-name="P4"><text:span text:style-name="T1">Objective</text:span><text:span text:style-name="T2">:</text:span></text:p>
            <text:p text:style-name="P4"><text:span text:style-name="T1">Input</text:span><text:span text:style-name="T2">:</text:span></text:p>
            <text:p text:style-name="P5"><text:span text:style-name="T1">Previewed output</text:span><text:span text:style-name="T2">:</text:span></text:p>
            <text:p text:style-name="P8"/>
            <text:p text:style-name="P4"><text:soft-page-break/><text:span text:style-name="T1">Verification output</text:span><text:span text:style-name="T2">: </text:span></text:p>
            <text:p text:style-name="P9"/>
            <text:p text:style-name="P4"><text:span text:style-name="T4">Explanation</text:span><text:span text:style-name="T5">: </text:span></text:p>
          </table:table-cell>
        </table:table-row>
      </table:table>
      <text:p text:style-name="P11">Add as many cases as you need.</text:p>
      <text:p text:style-name="P1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Missing verification cases by the verifiers</text:p>
          </table:table-cell>
        </table:table-row>
        <table:table-row table:style-name="Table4.2">
          <table:table-cell table:style-name="Table4.A2" office:value-type="string">
            <text:p text:style-name="P4"><text:span text:style-name="T1">Objective</text:span><text:span text:style-name="T2">:</text:span></text:p>
            <text:p text:style-name="P4"><text:span text:style-name="T1">Input</text:span><text:span text:style-name="T2">:</text:span></text:p>
            <text:p text:style-name="P5"><text:span text:style-name="T1">Previewed output</text:span><text:span text:style-name="T2">:</text:span></text:p>
            <text:p text:style-name="P8"/>
            <text:p text:style-name="P4"><text:span text:style-name="T1">Verification output</text:span><text:span text:style-name="T2">: </text:span></text:p>
            <text:p text:style-name="P9"/>
            <text:p text:style-name="P12">Explanation: </text:p>
          </table:table-cell>
        </table:table-row>
      </table:table>
      <text:p text:style-name="P11">Add as many cases as you need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5T17:06:19.807726618</dc:date>
    <meta:editing-duration>PT51S</meta:editing-duration>
    <meta:editing-cycles>1</meta:editing-cycles>
    <meta:document-statistic meta:table-count="4" meta:image-count="0" meta:object-count="0" meta:page-count="2" meta:paragraph-count="35" meta:word-count="137" meta:character-count="901" meta:non-whitespace-character-count="791"/>
    <meta:generator>LibreOffice/6.3.5.2$Linux_X86_64 LibreOffice_project/30$Build-2</meta:generator>
  </office:meta>
</office:document-meta>
</file>